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6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63cm"/>
      <style:paragraph-properties style:writing-mode="lr-tb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08cm" fo:min-width="0.758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svg:stroke-color="#ff4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19" style:family="graphic" style:parent-style-name="objectwithoutfill">
      <style:graphic-properties draw:stroke="dash" draw:stroke-dash="Dash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24" style:family="graphic" style:parent-style-name="objectwithoutfill">
      <style:graphic-properties draw:stroke="none" draw:fill="solid" draw:fill-color="#ffe994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27" style:family="graphic" style:parent-style-name="objectwithoutfill">
      <style:graphic-properties draw:stroke="none" draw:stroke-dash="Long_20_Dash" svg:stroke-color="#ff4000" draw:fill="solid" draw:fill-color="#ffe994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4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  <style:paragraph-properties style:writing-mode="lr-tb"/>
    </style:style>
    <style:style style:name="gr31" style:family="graphic" style:parent-style-name="objectwithoutfill">
      <style:graphic-properties draw:stroke="dash" draw:stroke-dash="Long_20_Dash" svg:stroke-color="#ff4000" draw:fill="solid" draw:fill-color="#ff8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stroke="dash" draw:stroke-dash="Long_20_Dash" svg:stroke-color="#ff8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style:font-name="Arial3"/>
    </style:style>
    <style:style style:name="P6" style:family="paragraph">
      <loext:graphic-properties draw:fill="none" draw:fill-color="#ffffff"/>
      <style:text-properties style:font-name="Arial3" fo:font-weight="normal" style:font-name-asian="Noto Sans CJK JP Medium" style:font-weight-asian="normal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 style:writing-mode="lr-tb"/>
      <style:text-properties fo:font-size="16pt" fo:text-shadow="none" style:font-size-asian="16pt" style:font-size-complex="26pt"/>
    </style:style>
    <style:style style:name="P12" style:family="paragraph">
      <loext:graphic-properties draw:fill="none"/>
      <style:paragraph-properties fo:text-align="center" style:writing-mode="lr-tb"/>
      <style:text-properties fo:font-size="16pt" style:font-size-asian="16pt" style:font-size-complex="26pt"/>
    </style:style>
    <style:style style:name="P13" style:family="paragraph">
      <loext:graphic-properties draw:fill="solid" draw:fill-color="#ffe994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3" fo:font-weight="bold" style:font-name-asian="Noto Sans CJK JP Medium" style:font-weight-asian="bold" style:font-weight-complex="bold"/>
    </style:style>
    <style:style style:name="T2" style:family="text">
      <style:text-properties style:font-name="Arial3" fo:font-weight="normal" style:font-name-asian="Noto Sans CJK JP Medium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size="16pt" fo:text-shadow="none" style:font-size-asian="16pt" style:font-size-complex="26pt"/>
    </style:style>
    <style:style style:name="T6" style:family="text">
      <style:text-properties fo:font-size="16pt" style:font-size-asian="16pt" style:font-size-complex="26pt"/>
    </style:style>
    <style:style style:name="T7" style:family="text">
      <style:text-properties style:text-position="-8% 58%"/>
    </style:style>
    <style:style style:name="T8" style:family="text">
      <style:text-properties fo:color="#ff4000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1.016cm" svg:x="4.683cm" svg:y="17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24cm" svg:height="1.524cm" svg:x="8.366cm" svg:y="4.68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24cm" svg:height="1.524cm" svg:x="13.192cm" svg:y="4.683cm">
          <text:p text:style-name="P2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0.626cm" svg:x1="13.954cm" svg:y1="6.207cm" svg:x2="9.128cm" svg:y2="6.207cm" draw:start-shape="id1" draw:start-glue-point="8" draw:end-shape="id2" draw:end-glue-point="8" svg:d="M13954 6207c0 1710-4826 1710-4826 0" svg:viewBox="0 0 4827 1284">
          <text:p/>
        </draw:connector>
        <draw:frame draw:style-name="gr4" draw:text-style-name="P4" draw:layer="layout" svg:width="8.964cm" svg:height="0.725cm" svg:x="7.53cm" svg:y="8.022cm">
          <draw:text-box>
            <text:p>if (lastTempo == tempo &amp;&amp; lastSync == sync)</text:p>
          </draw:text-box>
        </draw:frame>
        <draw:connector draw:style-name="gr5" draw:text-style-name="P3" draw:layer="layout" draw:type="curve" draw:line-skew="-0.628cm" svg:x1="9.128cm" svg:y1="4.683cm" svg:x2="13.954cm" svg:y2="4.683cm" draw:start-shape="id2" draw:start-glue-point="4" draw:end-shape="id1" draw:end-glue-point="4" svg:d="M9128 4683c0-1711 4826-1711 4826 0" svg:viewBox="0 0 4827 1284">
          <text:p/>
        </draw:connector>
        <draw:frame draw:style-name="gr6" draw:text-style-name="P4" draw:layer="layout" svg:width="8.363cm" svg:height="0.725cm" svg:x="7.731cm" svg:y="2.397cm">
          <draw:text-box>
            <text:p>if (lastTempo != tempo || lastSync != sync)</text:p>
          </draw:text-box>
        </draw:frame>
        <draw:custom-shape draw:style-name="gr2" draw:text-style-name="P2" xml:id="id3" draw:id="id3" draw:layer="layout" svg:width="1.524cm" svg:height="1.524cm" svg:x="4.683cm" svg:y="13.57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8.493cm" svg:y="13.573cm">
          <text:p text:style-name="P2">de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12.303cm" svg:y="13.573cm">
          <text:p text:style-name="P2">a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207cm" svg:y1="14.335cm" svg:x2="8.493cm" svg:y2="14.335cm" draw:start-shape="id3" draw:start-glue-point="10" draw:end-shape="id4" draw:end-glue-point="6" svg:d="M6207 14335h2286" svg:viewBox="0 0 2287 1">
          <text:p/>
        </draw:connector>
        <draw:connector draw:style-name="gr8" draw:text-style-name="P3" draw:layer="layout" draw:type="curve" draw:line-skew="-0.501cm" svg:x1="13.065cm" svg:y1="13.573cm" svg:x2="9.255cm" svg:y2="13.573cm" draw:start-shape="id5" draw:start-glue-point="4" draw:end-shape="id4" draw:end-glue-point="4" svg:d="M13065 13573c0-1521-3810-1521-3810 0" svg:viewBox="0 0 3811 1142">
          <text:p/>
        </draw:connector>
        <draw:connector draw:style-name="gr9" draw:text-style-name="P3" draw:layer="layout" draw:type="curve" draw:line-skew="0.377cm" svg:x1="13.065cm" svg:y1="15.097cm" svg:x2="5.445cm" svg:y2="15.097cm" draw:start-shape="id5" draw:start-glue-point="8" draw:end-shape="id3" draw:end-glue-point="8" svg:d="M13065 15097c0 1336-7620 1336-7620 0" svg:viewBox="0 0 7621 1003">
          <text:p/>
        </draw:connector>
        <draw:connector draw:style-name="gr10" draw:text-style-name="P3" draw:layer="layout" draw:type="curve" svg:x1="10.017cm" svg:y1="14.335cm" svg:x2="12.303cm" svg:y2="14.335cm" draw:start-shape="id4" draw:start-glue-point="10" draw:end-shape="id5" draw:end-glue-point="6" svg:d="M10017 14335h2286" svg:viewBox="0 0 2287 1">
          <text:p/>
        </draw:connector>
        <draw:frame draw:style-name="gr11" draw:text-style-name="P6" draw:layer="layout" svg:width="9.144cm" svg:height="1.199cm" svg:x="4.683cm" svg:y="17.256cm">
          <draw:text-box>
            <text:p text:style-name="P5"><text:span text:style-name="T1">A</text:span><text:span text:style-name="T2">: (tempo != lastTempo) or (sync != lastSync)</text:span></text:p>
          </draw:text-box>
        </draw:frame>
        <draw:frame draw:style-name="gr12" draw:text-style-name="P8" draw:layer="layout" svg:width="0.807cm" svg:height="0.725cm" svg:x="6.842cm" svg:y="13.573cm">
          <draw:text-box>
            <text:p text:style-name="P7"><text:span text:style-name="T3">A</text:span></text:p>
          </draw:text-box>
        </draw:frame>
        <draw:frame draw:style-name="gr12" draw:text-style-name="P8" draw:layer="layout" svg:width="0.807cm" svg:height="0.725cm" svg:x="10.779cm" svg:y="11.668cm">
          <draw:text-box>
            <text:p text:style-name="P7"><text:span text:style-name="T3">A</text:span></text:p>
          </draw:text-box>
        </draw:frame>
        <draw:frame draw:style-name="gr12" draw:text-style-name="P10" draw:layer="layout" svg:width="1.937cm" svg:height="0.725cm" svg:x="10.112cm" svg:y="13.61cm">
          <draw:text-box>
            <text:p text:style-name="P9"><text:span text:style-name="T2">n &gt;= m </text:span></text:p>
          </draw:text-box>
        </draw:frame>
        <draw:frame draw:style-name="gr12" draw:text-style-name="P10" draw:layer="layout" svg:width="1.818cm" svg:height="0.725cm" svg:x="8.493cm" svg:y="16.15cm">
          <draw:text-box>
            <text:p>n &gt;= <text:span text:style-name="T4">m</text:span></text:p>
          </draw:text-box>
        </draw:frame>
      </draw:page>
      <draw:page draw:name="page2" draw:style-name="dp1" draw:master-page-name="Default">
        <draw:custom-shape draw:style-name="gr13" draw:text-style-name="P2" draw:layer="layout" svg:width="1.778cm" svg:height="1.778cm" svg:x="3.5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78cm" svg:height="1.778cm" svg:x="3.5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7.096cm" svg:y1="14.716cm" svg:x2="7.096cm" svg:y2="5.572cm">
          <text:p text:style-name="P1"><text:span text:style-name="T5">distance</text:span></text:p>
        </draw:line>
        <draw:line draw:style-name="gr15" draw:text-style-name="P12" draw:layer="layout" svg:x1="4.429cm" svg:y1="13.827cm" svg:x2="4.429cm" svg:y2="10.525cm">
          <text:p text:style-name="P1"><text:span text:style-name="T6">v2</text:span></text:p>
        </draw:line>
        <draw:line draw:style-name="gr15" draw:text-style-name="P12" draw:layer="layout" svg:x1="4.429cm" svg:y1="4.683cm" svg:x2="4.429cm" svg:y2="3.286cm">
          <text:p text:style-name="P1"><text:span text:style-name="T6">v1</text:span></text:p>
        </draw:line>
        <draw:custom-shape draw:style-name="gr13" draw:text-style-name="P2" draw:layer="layout" svg:width="1.778cm" svg:height="1.778cm" svg:x="11.41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78cm" svg:height="1.778cm" svg:x="11.41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14.97cm" svg:y1="14.716cm" svg:x2="14.97cm" svg:y2="5.572cm">
          <text:p text:style-name="P1"><text:span text:style-name="T5">distance</text:span></text:p>
        </draw:line>
        <draw:line draw:style-name="gr15" draw:text-style-name="P12" draw:layer="layout" svg:x1="12.303cm" svg:y1="13.827cm" svg:x2="12.303cm" svg:y2="12.176cm">
          <text:p text:style-name="P1"><text:span text:style-name="T6">v2</text:span></text:p>
        </draw:line>
        <draw:line draw:style-name="gr15" draw:text-style-name="P12" draw:layer="layout" svg:x1="12.303cm" svg:y1="4.683cm" svg:x2="12.303cm" svg:y2="1.635cm">
          <text:p text:style-name="P1"><text:span text:style-name="T6">v1</text:span></text:p>
        </draw:line>
        <draw:line draw:style-name="gr16" draw:text-style-name="P3" draw:layer="layout" svg:x1="18.78cm" svg:y1="7.35cm" svg:x2="26.4cm" svg:y2="7.35cm">
          <text:p/>
        </draw:line>
        <draw:line draw:style-name="gr16" draw:text-style-name="P3" draw:layer="layout" svg:x1="18.78cm" svg:y1="7.35cm" svg:x2="18.786cm" svg:y2="2.27cm">
          <text:p/>
        </draw:line>
        <draw:line draw:style-name="gr17" draw:text-style-name="P3" draw:layer="layout" svg:x1="18.78cm" svg:y1="4.81cm" svg:x2="21.32cm" svg:y2="5.826cm">
          <text:p/>
        </draw:line>
        <draw:frame draw:style-name="gr18" draw:text-style-name="P4" draw:layer="layout" svg:width="0.951cm" svg:height="0.725cm" svg:x="17.829cm" svg:y="4.466cm">
          <draw:text-box>
            <text:p>v2</text:p>
          </draw:text-box>
        </draw:frame>
        <draw:frame draw:style-name="gr18" draw:text-style-name="P4" draw:layer="layout" svg:width="0.951cm" svg:height="0.725cm" svg:x="17.829cm" svg:y="3.196cm">
          <draw:text-box>
            <text:p>v1</text:p>
          </draw:text-box>
        </draw:frame>
        <draw:line draw:style-name="gr19" draw:text-style-name="P3" draw:layer="layout" svg:x1="23.86cm" svg:y1="3.54cm" svg:x2="23.86cm" svg:y2="7.35cm">
          <text:p/>
        </draw:line>
        <draw:frame draw:style-name="gr20" draw:text-style-name="P4" draw:layer="layout" svg:width="5.163cm" svg:height="0.725cm" svg:x="18.78cm" svg:y="8.874cm">
          <draw:text-box>
            <text:p>1 + d = (v2 + v1) * n_l / 2</text:p>
          </draw:text-box>
        </draw:frame>
        <draw:line draw:style-name="gr17" draw:text-style-name="P3" draw:layer="layout" svg:x1="21.32cm" svg:y1="5.826cm" svg:x2="23.86cm" svg:y2="3.54cm">
          <text:p/>
        </draw:line>
        <draw:frame draw:style-name="gr21" draw:text-style-name="P4" draw:layer="layout" svg:width="0.739cm" svg:height="0.725cm" svg:x="18.295cm" svg:y="7.35cm">
          <draw:text-box>
            <text:p>0</text:p>
          </draw:text-box>
        </draw:frame>
        <draw:frame draw:style-name="gr22" draw:text-style-name="P4" draw:layer="layout" svg:width="1.069cm" svg:height="0.725cm" svg:x="23.299cm" svg:y="7.35cm">
          <draw:text-box>
            <text:p>n_l</text:p>
          </draw:text-box>
        </draw:frame>
        <draw:line draw:style-name="gr19" draw:text-style-name="P3" draw:layer="layout" svg:x1="21.32cm" svg:y1="5.826cm" svg:x2="18.78cm" svg:y2="5.826cm">
          <text:p/>
        </draw:line>
        <draw:frame draw:style-name="gr21" draw:text-style-name="P4" draw:layer="layout" svg:width="0.739cm" svg:height="0.725cm" svg:x="18.018cm" svg:y="5.445cm">
          <draw:text-box>
            <text:p>h</text:p>
          </draw:text-box>
        </draw:frame>
        <draw:line draw:style-name="gr19" draw:text-style-name="P3" draw:layer="layout" svg:x1="21.32cm" svg:y1="5.826cm" svg:x2="21.32cm" svg:y2="7.35cm">
          <text:p/>
        </draw:line>
        <draw:frame draw:style-name="gr23" draw:text-style-name="P4" draw:layer="layout" svg:width="1.662cm" svg:height="0.725cm" svg:x="20.431cm" svg:y="7.35cm">
          <draw:text-box>
            <text:p>n_l / 2</text:p>
          </draw:text-box>
        </draw:frame>
      </draw:page>
      <draw:page draw:name="page3" draw:style-name="dp1" draw:master-page-name="Default">
        <draw:polygon draw:style-name="gr24" draw:text-style-name="P13" draw:layer="layout" svg:width="5.378cm" svg:height="3.796cm" draw:transform="rotate (0.0830776723949301) translate (18.4999095396511cm 3.98633115634526cm)" svg:viewBox="0 0 5379 3797" draw:points="0,3375 211,844 2658,2067 5379,0 5062,3797">
          <text:p/>
        </draw:polygon>
        <draw:custom-shape draw:style-name="gr25" draw:text-style-name="P1" draw:layer="layout" svg:width="2.794cm" svg:height="1.016cm" svg:x="9.128cm" svg:y="2.01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8.781cm" svg:y1="7.351cm" svg:x2="25.13cm" svg:y2="7.35cm">
          <text:p/>
        </draw:line>
        <draw:line draw:style-name="gr16" draw:text-style-name="P3" draw:layer="layout" svg:x1="18.781cm" svg:y1="7.351cm" svg:x2="18.787cm" svg:y2="2.271cm">
          <text:p/>
        </draw:line>
        <draw:frame draw:style-name="gr18" draw:text-style-name="P4" draw:layer="layout" svg:width="0.951cm" svg:height="0.725cm" svg:x="17.83cm" svg:y="4.467cm">
          <draw:text-box>
            <text:p>v<text:span text:style-name="T7">0</text:span></text:p>
          </draw:text-box>
        </draw:frame>
        <draw:frame draw:style-name="gr18" draw:text-style-name="P4" draw:layer="layout" svg:width="0.951cm" svg:height="0.725cm" svg:x="17.83cm" svg:y="3.197cm">
          <draw:text-box>
            <text:p>v<text:span text:style-name="T7">1</text:span></text:p>
          </draw:text-box>
        </draw:frame>
        <draw:line draw:style-name="gr19" draw:text-style-name="P3" draw:layer="layout" svg:x1="23.861cm" svg:y1="3.541cm" svg:x2="23.861cm" svg:y2="7.351cm">
          <text:p/>
        </draw:line>
        <draw:frame draw:style-name="gr20" draw:text-style-name="P4" draw:layer="layout" svg:width="5.163cm" svg:height="0.725cm" svg:x="18.781cm" svg:y="8.875cm">
          <draw:text-box>
            <text:p>1 + d = (v2 + v1) * n_l / 2</text:p>
          </draw:text-box>
        </draw:frame>
        <draw:frame draw:style-name="gr21" draw:text-style-name="P4" draw:layer="layout" svg:width="0.739cm" svg:height="0.725cm" svg:x="18.296cm" svg:y="7.451cm">
          <draw:text-box>
            <text:p>0</text:p>
          </draw:text-box>
        </draw:frame>
        <draw:line draw:style-name="gr19" draw:text-style-name="P3" draw:layer="layout" svg:x1="21.321cm" svg:y1="5.827cm" svg:x2="18.781cm" svg:y2="5.827cm">
          <text:p/>
        </draw:line>
        <draw:frame draw:style-name="gr21" draw:text-style-name="P4" draw:layer="layout" svg:width="0.739cm" svg:height="0.725cm" svg:x="17.891cm" svg:y="5.445cm">
          <draw:text-box>
            <text:p>h</text:p>
          </draw:text-box>
        </draw:frame>
        <draw:line draw:style-name="gr19" draw:text-style-name="P3" draw:layer="layout" svg:x1="21.321cm" svg:y1="5.827cm" svg:x2="21.321cm" svg:y2="7.351cm">
          <text:p/>
        </draw:line>
        <draw:frame draw:style-name="gr26" draw:text-style-name="P4" draw:layer="layout" svg:width="1.645cm" svg:height="0.725cm" svg:x="20.647cm" svg:y="7.477cm">
          <draw:text-box>
            <text:p>n<text:span text:style-name="T7">L </text:span><text:span text:style-name="T4">/2</text:span></text:p>
          </draw:text-box>
        </draw:frame>
        <draw:path draw:style-name="gr27" draw:text-style-name="P13" draw:layer="layout" svg:width="5.659cm" svg:height="5.559cm" draw:transform="rotate (-0.380481776934764) translate (4.72905334006482cm 1.83715456760053cm)" svg:viewBox="0 0 5660 5560" svg:d="M5660 3674c0 0-4696 1878-4717 1886l-943-2358c991-943 2736 2052 2830 236s-236-4009 1415-3302z">
          <text:p/>
        </draw:path>
        <draw:frame draw:style-name="gr18" draw:text-style-name="P4" draw:layer="layout" svg:width="0.951cm" svg:height="0.725cm" svg:x="2.589cm" svg:y="4.469cm">
          <draw:text-box>
            <text:p>v<text:span text:style-name="T7">0</text:span></text:p>
          </draw:text-box>
        </draw:frame>
        <draw:frame draw:style-name="gr21" draw:text-style-name="P4" draw:layer="layout" svg:width="0.739cm" svg:height="0.725cm" svg:x="3.055cm" svg:y="7.353cm">
          <draw:text-box>
            <text:p>0</text:p>
          </draw:text-box>
        </draw:frame>
        <draw:frame draw:style-name="gr28" draw:text-style-name="P4" draw:layer="layout" svg:width="0.942cm" svg:height="0.725cm" svg:x="8.186cm" svg:y="7.387cm">
          <draw:text-box>
            <text:p><text:span text:style-name="T4">t</text:span><text:span text:style-name="T7">L</text:span></text:p>
          </draw:text-box>
        </draw:frame>
        <draw:frame draw:style-name="gr29" draw:text-style-name="P4" draw:layer="layout" svg:width="1.963cm" svg:height="0.725cm" svg:x="2.524cm" svg:y="1.545cm">
          <draw:text-box>
            <text:p>Velocity</text:p>
          </draw:text-box>
        </draw:frame>
        <draw:frame draw:style-name="gr30" draw:text-style-name="P4" draw:layer="layout" svg:width="1.425cm" svg:height="0.725cm" svg:x="9.89cm" svg:y="6.969cm">
          <draw:text-box>
            <text:p>Time</text:p>
          </draw:text-box>
        </draw:frame>
        <draw:path draw:style-name="gr31" draw:text-style-name="P14" draw:layer="layout" svg:width="4.244cm" svg:height="4.034cm" draw:transform="rotate (-0.380481776934764) translate (4.72905334006481cm 1.83915456760053cm)" svg:viewBox="0 0 4245 4035" svg:d="M0 3202c991-943 2736 2052 2830 236s-236-4009 1415-3302">
          <text:p/>
        </draw:path>
        <draw:line draw:style-name="gr16" draw:text-style-name="P3" draw:layer="layout" svg:x1="3.54cm" svg:y1="7.353cm" svg:x2="9.89cm" svg:y2="7.35cm">
          <text:p/>
        </draw:line>
        <draw:line draw:style-name="gr16" draw:text-style-name="P3" draw:layer="layout" svg:x1="3.54cm" svg:y1="7.353cm" svg:x2="3.546cm" svg:y2="2.273cm">
          <text:p/>
        </draw:line>
        <draw:frame draw:style-name="gr32" draw:text-style-name="P15" draw:layer="layout" svg:width="0.891cm" svg:height="0.962cm" svg:x="5.826cm" svg:y="6.134cm">
          <draw:text-box>
            <text:p><text:span text:style-name="T8">d</text:span></text:p>
          </draw:text-box>
        </draw:frame>
        <draw:frame draw:style-name="gr18" draw:text-style-name="P4" draw:layer="layout" svg:width="0.951cm" svg:height="0.725cm" svg:x="2.589cm" svg:y="3.159cm">
          <draw:text-box>
            <text:p>v<text:span text:style-name="T7">1</text:span></text:p>
          </draw:text-box>
        </draw:frame>
        <draw:line draw:style-name="gr19" draw:text-style-name="P3" draw:layer="layout" svg:x1="8.62cm" svg:y1="3.54cm" svg:x2="3.54cm" svg:y2="3.54cm">
          <text:p/>
        </draw:line>
        <draw:line draw:style-name="gr33" draw:text-style-name="P3" draw:layer="layout" svg:x1="3.413cm" svg:y1="3.54cm" svg:x2="3.54cm" svg:y2="3.54cm">
          <text:p/>
        </draw:line>
        <draw:line draw:style-name="gr33" draw:text-style-name="P3" draw:layer="layout" svg:x1="3.413cm" svg:y1="4.81cm" svg:x2="3.54cm" svg:y2="4.81cm">
          <text:p/>
        </draw:line>
        <draw:line draw:style-name="gr33" draw:text-style-name="P3" draw:layer="layout" svg:x1="8.62cm" svg:y1="7.477cm" svg:x2="8.62cm" svg:y2="7.35cm">
          <text:p/>
        </draw:line>
        <draw:line draw:style-name="gr19" draw:text-style-name="P3" draw:layer="layout" svg:x1="23.86cm" svg:y1="3.54cm" svg:x2="18.78cm" svg:y2="3.54cm">
          <text:p/>
        </draw:line>
        <draw:line draw:style-name="gr33" draw:text-style-name="P3" draw:layer="layout" svg:x1="18.653cm" svg:y1="3.54cm" svg:x2="18.78cm" svg:y2="3.54cm">
          <text:p/>
        </draw:line>
        <draw:line draw:style-name="gr33" draw:text-style-name="P3" draw:layer="layout" svg:x1="18.653cm" svg:y1="4.81cm" svg:x2="18.78cm" svg:y2="4.81cm">
          <text:p/>
        </draw:line>
        <draw:line draw:style-name="gr33" draw:text-style-name="P3" draw:layer="layout" svg:x1="23.86cm" svg:y1="7.477cm" svg:x2="23.86cm" svg:y2="7.35cm">
          <text:p/>
        </draw:line>
        <draw:line draw:style-name="gr33" draw:text-style-name="P3" draw:layer="layout" svg:x1="18.653cm" svg:y1="5.826cm" svg:x2="18.78cm" svg:y2="5.826cm">
          <text:p/>
        </draw:line>
        <draw:line draw:style-name="gr33" draw:text-style-name="P3" draw:layer="layout" svg:x1="21.32cm" svg:y1="7.477cm" svg:x2="21.32cm" svg:y2="7.35cm">
          <text:p/>
        </draw:line>
        <draw:frame draw:style-name="gr29" draw:text-style-name="P4" draw:layer="layout" svg:width="1.963cm" svg:height="0.725cm" svg:x="17.725cm" svg:y="1.546cm">
          <draw:text-box>
            <text:p>Velocity</text:p>
          </draw:text-box>
        </draw:frame>
        <draw:frame draw:style-name="gr30" draw:text-style-name="P4" draw:layer="layout" svg:width="1.425cm" svg:height="0.725cm" svg:x="25.091cm" svg:y="6.97cm">
          <draw:text-box>
            <text:p>Time</text:p>
          </draw:text-box>
        </draw:frame>
        <draw:frame draw:style-name="gr28" draw:text-style-name="P4" draw:layer="layout" svg:width="0.942cm" svg:height="0.725cm" svg:x="23.426cm" svg:y="7.45cm">
          <draw:text-box>
            <text:p>n<text:span text:style-name="T7">L</text:span></text:p>
          </draw:text-box>
        </draw:frame>
        <draw:line draw:style-name="gr17" draw:text-style-name="P3" draw:layer="layout" svg:x1="18.781cm" svg:y1="4.811cm" svg:x2="21.321cm" svg:y2="5.827cm">
          <text:p/>
        </draw:line>
        <draw:line draw:style-name="gr17" draw:text-style-name="P3" draw:layer="layout" svg:x1="21.321cm" svg:y1="5.827cm" svg:x2="23.861cm" svg:y2="3.541cm">
          <text:p/>
        </draw:line>
        <draw:line draw:style-name="gr34" draw:text-style-name="P3" draw:layer="layout" svg:x1="9.636cm" svg:y1="2.524cm" svg:x2="10.525cm" svg:y2="2.524cm">
          <text:p/>
        </draw:line>
        <draw:frame draw:style-name="gr35" draw:text-style-name="P4" draw:layer="layout" svg:width="0.849cm" svg:height="0.725cm" svg:x="10.652cm" svg:y="2.143cm">
          <draw:text-box>
            <text:p>v<text:span text:style-name="T7">2</text:span></text:p>
          </draw:text-box>
        </draw:frame>
        <draw:custom-shape draw:style-name="gr25" draw:text-style-name="P1" draw:layer="layout" svg:width="2.794cm" svg:height="1.016cm" svg:x="24.368cm" svg:y="2.016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0.849cm" svg:height="0.725cm" svg:x="25.892cm" svg:y="2.143cm">
          <draw:text-box>
            <text:p>v<text:span text:style-name="T7">2</text:span></text:p>
          </draw:text-box>
        </draw:frame>
        <draw:line draw:style-name="gr17" draw:text-style-name="P3" draw:layer="layout" svg:x1="24.876cm" svg:y1="2.524cm" svg:x2="25.638cm" svg:y2="2.524cm">
          <text:p/>
        </draw:line>
        <draw:frame draw:style-name="gr32" draw:text-style-name="P15" draw:layer="layout" svg:width="0.891cm" svg:height="0.962cm" svg:x="21.723cm" svg:y="6.134cm">
          <draw:text-box>
            <text:p><text:span text:style-name="T8">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2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8T11:22:40.537000000</meta:creation-date>
    <meta:editing-duration>PT2H57M40S</meta:editing-duration>
    <meta:editing-cycles>71</meta:editing-cycles>
    <meta:generator>LibreOffice/7.1.2.2$Windows_X86_64 LibreOffice_project/8a45595d069ef5570103caea1b71cc9d82b2aae4</meta:generator>
    <dc:title>A4_Landscape</dc:title>
    <dc:date>2021-05-03T21:11:24.049000000</dc:date>
    <meta:document-statistic meta:object-count="88"/>
    <meta:template xlink:type="simple" xlink:actuate="onRequest" xlink:title="A4_Landscape" xlink:href="../../../../../AppData/Roaming/LibreOffice/4/user/template/A4_Landscape.otg" meta:date="2021-04-18T11:22:39.754000000"/>
  </office:meta>
</office:document-meta>
</file>